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start" style:justify-single-word="false"/>
      <style:text-properties fo:language="en" fo:country="US"/>
    </style:style>
    <style:style style:name="P3" style:family="paragraph" style:parent-style-name="Caption">
      <style:paragraph-properties fo:text-align="center" style:justify-single-word="false"/>
    </style:style>
    <style:style style:name="P4" style:family="paragraph" style:parent-style-name="Standard">
      <style:text-properties fo:language="en" fo:country="US"/>
    </style:style>
    <style:style style:name="P5" style:family="paragraph" style:parent-style-name="Caption">
      <style:paragraph-properties fo:text-align="center" style:justify-single-word="false"/>
    </style:style>
    <style:style style:name="P6" style:family="paragraph" style:parent-style-name="Heading_20_1" style:list-style-name="WWNum1"/>
    <style:style style:name="P7" style:family="paragraph" style:parent-style-name="Heading_20_1" style:list-style-name="WWNum1" style:master-page-name="Standard">
      <style:paragraph-properties style:page-number="auto"/>
      <style:text-properties fo:language="en" fo:country="US"/>
    </style:style>
    <style:style style:name="P8" style:family="paragraph" style:parent-style-name="Heading_20_1" style:list-style-name="WWNum1">
      <style:paragraph-properties fo:orphans="2" fo:widows="2" style:writing-mode="lr-tb"/>
    </style:style>
    <style:style style:name="P9" style:family="paragraph">
      <style:paragraph-properties fo:text-align="center"/>
    </style:style>
    <style:style style:name="fr1" style:family="graphic" style:parent-style-name="Frame">
      <style:graphic-properties fo:margin-left="0in" fo:margin-right="0in" fo:margin-top="0in" fo:margin-bottom="0.139in" style:run-through="foreground"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139in" style:run-through="foreground" style:vertical-pos="from-top" style:vertical-rel="paragraph" style:horizontal-pos="center" style:horizontal-rel="paragraph" fo:padding="0in" fo:border="none"/>
    </style:style>
    <style:style style:name="gr1" style:family="graphic">
      <style:graphic-properties style:run-through="background" style:wrap="none" style:vertical-pos="from-top" style:vertical-rel="page" style:horizontal-pos="from-left" style:horizontal-rel="paragraph" draw:wrap-influence-on-position="once-concurrent" style:flow-with-text="false"/>
    </style:style>
    <style:style style:name="gr2" style:family="graphic">
      <style:graphic-properties svg:stroke-color="#000023" draw:fill="solid" draw:fill-color="#bfbfbf" fo:min-height="3.6189in" fo:min-width="6.6929in" style:run-through="background"/>
    </style:style>
    <style:style style:name="gr3" style:family="graphic">
      <style:graphic-properties svg:stroke-color="#000023" draw:fill-color="#ffffff" fo:min-height="0.5201in" fo:min-width="0.2693in" style:run-through="background"/>
    </style:style>
    <style:style style:name="gr4" style:family="graphic">
      <style:graphic-properties svg:stroke-color="#000023" draw:fill-color="#ffffff" fo:min-height="0.8634in" fo:min-width="0.2075in" style:run-through="background"/>
    </style:style>
    <style:style style:name="gr5" style:family="graphic">
      <style:graphic-properties svg:stroke-color="#000023" draw:fill="none" draw:fill-color="#ffffff" fo:min-height="0.1874in" fo:min-width="1.1075in" style:run-through="background"/>
    </style:style>
    <style:style style:name="gr6" style:family="graphic">
      <style:graphic-properties svg:stroke-color="#000023" draw:fill="solid" draw:fill-color="#bfbfbf" fo:min-height="0.278in" fo:min-width="0.4465in" style:run-through="background"/>
    </style:style>
    <style:style style:name="gr7" style:family="graphic">
      <style:graphic-properties svg:stroke-color="#000023" draw:fill="solid" draw:fill-color="#bfbfbf" fo:min-height="0.278in" fo:min-width="0.4484in" style:run-through="background"/>
    </style:style>
    <style:style style:name="gr8"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textarea-horizontal-align="center" draw:textarea-vertical-align="middle" style:run-through="foreground"/>
    </style:style>
    <style:style style:name="gr10" style:family="graphic">
      <style:graphic-properties draw:marker-end="Arrowheads_20_1" draw:fill="solid" draw:fill-color="#ffffff" draw:textarea-horizontal-align="justify" draw:textarea-vertical-align="middle" draw:auto-grow-height="false" fo:min-height="0in" fo:min-width="0in" style:run-through="foreground"/>
    </style:style>
    <style:style style:name="gr11" style:family="graphic">
      <style:graphic-properties draw:fill="solid" draw:fill-color="#ffffff" draw:textarea-horizontal-align="justify" draw:textarea-vertical-align="middle" draw:auto-grow-height="false" fo:min-height="0in" fo:min-width="0in" style:run-through="foreground"/>
    </style:style>
    <style:style style:name="gr12" style:family="graphic">
      <style:graphic-properties draw:marker-start="Arrowheads_20_1" draw:marker-end="Arrowheads_20_1" draw:fill="solid" draw:fill-color="#ffffff" draw:textarea-horizontal-align="center" draw:textarea-vertical-align="middle" style:run-through="foreground"/>
    </style:style>
    <style:style style:name="gr13" style:family="graphic">
      <style:graphic-properties draw:marker-start="Arrowheads_20_3" draw:marker-end="Arrowheads_20_2" draw:fill="solid" draw:fill-color="#ffffff" draw:textarea-horizontal-align="center" draw:textarea-vertical-align="middle" style:run-through="foreground"/>
    </style:style>
    <style:style style:name="gr14" style:family="graphic">
      <style:graphic-properties draw:fill="solid" draw:fill-color="#ffffff" draw:textarea-horizontal-align="center" draw:textarea-vertical-align="middle" style:run-through="foreground"/>
    </style:style>
    <style:style style:name="gr15" style:family="graphic">
      <style:graphic-properties draw:stroke="none" svg:stroke-color="#000000" draw:fill="none" draw:fill-color="#ffffff" fo:min-height="0.2291in" style:run-through="foreground"/>
    </style:style>
    <style:style style:name="gr16" style:family="graphic">
      <style:graphic-properties draw:marker-start="Arrowheads_20_3" draw:marker-end="Arrowheads_20_3" draw:textarea-horizontal-align="center" draw:textarea-vertical-align="middle" style:run-through="foreground"/>
    </style:style>
    <style:style style:name="gr17" style:family="graphic">
      <style:graphic-properties style:run-through="foreground" style:vertical-pos="from-top" style:vertical-rel="paragraph" style:horizontal-pos="from-left" style:horizontal-rel="paragraph" draw:wrap-influence-on-position="once-concurrent" style:flow-with-text="false"/>
    </style:style>
    <style:style style:name="gr18" style:family="graphic">
      <style:graphic-properties style:run-through="foreground"/>
    </style:style>
    <style:style style:name="gr19" style:family="graphic">
      <style:graphic-properties draw:stroke="none" svg:stroke-color="#000000" draw:fill="none" draw:fill-color="#ffffff" fo:min-height="0.3126in" style:run-through="foreground"/>
    </style:style>
    <style:style style:name="gr20" style:family="graphic">
      <style:graphic-properties draw:stroke="none" svg:stroke-color="#000000" draw:fill="none" draw:fill-color="#ffffff" fo:min-height="0.2811in" style:run-through="foreground"/>
    </style:style>
    <style:style style:name="gr21" style:family="graphic">
      <style:graphic-properties draw:fill="solid" draw:fill-color="#ffffff" draw:textarea-horizontal-align="justify" draw:textarea-vertical-align="middle" draw:auto-grow-height="false" style:run-through="foreground"/>
    </style:style>
    <style:style style:name="gr22" style:family="graphic">
      <style:graphic-properties draw:stroke-dash="Ultrafine_20_Dashed" draw:marker-start="Arrowheads_20_3" draw:marker-end="Arrowheads_20_3" draw:textarea-horizontal-align="center" draw:textarea-vertical-align="middle" style:run-through="foreground"/>
    </style:style>
    <style:style style:name="gr23" style:family="graphic">
      <style:graphic-properties draw:stroke="dash" draw:stroke-dash="Ultrafine_20_Dashed" draw:marker-start="Arrowheads_20_3" draw:marker-end="Arrowheads_20_3" draw:textarea-horizontal-align="center" draw:textarea-vertical-align="middle" style:run-through="foreground"/>
    </style:style>
    <style:style style:name="gr24" style:family="graphic">
      <style:graphic-properties draw:stroke-dash="Ultrafine_20_Dashed" draw:textarea-horizontal-align="center" draw:textarea-vertical-align="middle" draw:auto-grow-height="false" style:run-through="foreground"/>
    </style:style>
    <style:style style:name="gr25" style:family="graphic">
      <style:graphic-properties draw:marker-start="" draw:marker-end="Arrowheads_20_3"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0" draw:style-name="gr1">
        <draw:custom-shape draw:style-name="gr2" svg:width="6.6933in" svg:height="3.6189in" svg:x="0in" svg:y="0in">
          <text:p/>
          <draw:enhanced-geometry draw:type="mso-spt75"/>
        </draw:custom-shape>
        <draw:custom-shape draw:style-name="gr3" svg:width="0.2697in" svg:height="0.5205in" svg:x="3.2217in" svg:y="0.8165in">
          <text:p/>
          <draw:enhanced-geometry draw:type="mso-spt75"/>
        </draw:custom-shape>
        <draw:custom-shape draw:style-name="gr4" svg:width="0.2079in" svg:height="0.8634in" svg:x="3.2217in" svg:y="1.9244in">
          <text:p/>
          <draw:enhanced-geometry draw:type="mso-spt75"/>
        </draw:custom-shape>
        <draw:custom-shape draw:style-name="gr5" svg:width="1.1079in" svg:height="0.1878in" svg:x="3.8862in" svg:y="2.9839in">
          <text:p/>
          <draw:enhanced-geometry draw:type="mso-spt75"/>
        </draw:custom-shape>
        <draw:custom-shape draw:style-name="gr6" svg:width="0.4469in" svg:height="0.278in" svg:x="4.4937in" svg:y="2.6319in">
          <text:p/>
          <draw:enhanced-geometry draw:type="mso-spt75"/>
        </draw:custom-shape>
        <draw:custom-shape draw:style-name="gr7" svg:width="0.4488in" svg:height="0.278in" svg:x="3.502in" svg:y="1.9937in">
          <text:p/>
          <draw:enhanced-geometry draw:type="mso-spt75"/>
        </draw:custom-shape>
      </draw:g>
      <text:list xml:id="list1207532408" text:style-name="WWNum1">
        <text:list-item>
          <text:h text:style-name="P7" text:outline-level="1">Architecture of the Speed freak project</text:h>
        </text:list-item>
      </text:list>
      <text:p text:style-name="P1">This document includes architecture of the Speed freak project. Project’s main target is to implement an open source application for car communities and target hardware is Nokia N900 phone. Application includes many useful and easy to use features for people who want to measure their car. Application uses GPS and accelerometer to display and measure info about your car. Data can be saved to server and other users can read and compare the data.</text:p>
      <text:p text:style-name="P1"><draw:frame draw:style-name="fr1" draw:name="Frame1" text:anchor-type="paragraph" svg:x="0.4661in" svg:y="-0.0209in" svg:width="5.7311in" draw:z-index="3"><draw:text-box fo:min-height="3.472in"><text:p text:style-name="P3"><draw:g text:anchor-type="paragraph" draw:z-index="4" draw:style-name="gr17"><draw:rect draw:style-name="gr9" draw:text-style-name="P9" svg:width="5.7295in" svg:height="3.4705in" svg:x="0.0008in" svg:y="0in"><text:p/></draw:rect><draw:g draw:style-name="gr18"><draw:frame draw:style-name="gr19" svg:width="1.3543in" svg:height="0.313in" svg:x="1.0988in" svg:y="2.0874in"><draw:text-box><text:p>XML inside http</text:p></draw:text-box></draw:frame><draw:frame draw:style-name="gr20" svg:width="0.3543in" svg:height="0.2815in" svg:x="2.7654in" svg:y="1.7783in"><draw:text-box><text:p>0..*</text:p></draw:text-box></draw:frame><draw:frame draw:style-name="gr20" svg:width="0.3543in" svg:height="0.2815in" svg:x="3.5465in" svg:y="2.5425in"><draw:text-box><text:p>0..*</text:p></draw:text-box></draw:frame><draw:custom-shape draw:style-name="gr21" svg:width="0.9276in" svg:height="0.2724in" svg:x="2.9736in" svg:y="2.823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1" draw:text-style-name="P9" svg:width="0.865in" svg:height="0.5106in" svg:x="3.9008in" svg:y="2.6689in"><text:p text:style-name="P9">View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svg:width="0.2921in" svg:height="0.9614in" svg:x="2.4008in" svg:y="1.72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1" draw:text-style-name="P9" svg:width="0.865in" svg:height="0.5106in" svg:x="2.1091in" svg:y="2.6835in"><text:p text:style-name="P9">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svg:width="0.2921in" svg:height="0.5016in" svg:x="2.411in" svg:y="0.710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1" draw:text-style-name="P9" svg:width="0.865in" svg:height="0.5106in" svg:x="2.1091in" svg:y="1.2118in"><text:p text:style-name="P9">Pho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9" svg:width="0.865in" svg:height="0.5106in" svg:x="2.1091in" svg:y="0.2in"><text:p text:style-name="P9">GP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Picture 1: Main architecture</text:p></draw:text-box></draw:frame></text:p>
      <text:p text:style-name="P1"/>
      <text:p text:style-name="P1"/>
      <text:p text:style-name="P1"/>
      <text:p text:style-name="P1"/>
      <text:p text:style-name="P1"/>
      <text:p text:style-name="P1"/>
      <text:p text:style-name="Standard"/>
      <text:p text:style-name="Standard"/>
      <text:p text:style-name="Standard"/>
      <text:p text:style-name="Standard"/>
      <text:list xml:id="list1460547456" text:continue-numbering="true" text:style-name="WWNum1">
        <text:list-item>
          <text:h text:style-name="P6" text:outline-level="1">Architecture inside the phone</text:h>
        </text:list-item>
      </text:list>
      <text:p text:style-name="P1">User interface is the main component which uses GPS through wrapper and reads info from file produced by accelerometer. All data is saved to database which can be send to the server.</text:p>
      <text:p text:style-name="P1"><draw:frame draw:style-name="fr2" draw:name="Frame2" text:anchor-type="paragraph" svg:y="0.0465in" svg:width="4.9602in" draw:z-index="1"><draw:text-box fo:min-height="2.0543in"><text:p text:style-name="P3"><draw:g text:anchor-type="paragraph" draw:z-index="2" draw:style-name="gr8"><draw:rect draw:style-name="gr9" draw:text-style-name="P9" svg:width="4.9587in" svg:height="2.0524in" svg:x="0.0008in" svg:y="0in"><text:p/></draw:rect><draw:custom-shape draw:style-name="gr10" draw:text-style-name="P9" svg:width="0.724in" svg:height="0.4823in" svg:x="0.9028in" svg:y="0.2827in"><text:p text:style-name="P9">UI</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9" svg:width="0.7248in" svg:height="0.4823in" svg:x="2.9752in" svg:y="0.2819in"><text:p text:style-name="P9">GP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2" draw:text-style-name="P9" svg:x1="1.6264in" svg:y1="0.524in" svg:x2="2.9752in" svg:y2="0.524in"><text:p/></draw:line><draw:custom-shape draw:style-name="gr11" draw:text-style-name="P9" svg:width="1.4976in" svg:height="0.4815in" svg:x="2.9752in" svg:y="1.2835in"><text:p text:style-name="P9">Accelometer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3" draw:text-style-name="P9" svg:x1="1.6264in" svg:y1="0.7177in" svg:x2="2.9752in" svg:y2="1.3185in"><text:p/></draw:line><draw:line draw:style-name="gr14" draw:text-style-name="P9" svg:x1="2.3303in" svg:y1="0.3283in" svg:x2="2.3303in" svg:y2="0.7087in"><text:p/></draw:line><draw:frame draw:style-name="gr15" svg:width="0.724in" svg:height="0.2295in" svg:x="1.9634in" svg:y="0.1252in"><draw:text-box><text:p>wrapper</text:p></draw:text-box></draw:frame><draw:custom-shape draw:style-name="gr10" draw:text-style-name="P9" svg:width="1.0413in" svg:height="0.4815in" svg:x="0.7937in" svg:y="1.2835in"><text:p text:style-name="P9">Database</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6" draw:text-style-name="P9" svg:x1="1.2409in" svg:y1="1.2835in" svg:x2="1.2512in" svg:y2="0.7646in"><text:p/></draw:line></draw:g>Picture 2: Architecture inside the phone</text:p></draw:text-box></draw:frame></text:p>
      <text:p text:style-name="P1"/>
      <text:p text:style-name="P2"/>
      <text:p text:style-name="P1"/>
      <text:p text:style-name="P1"/>
      <text:p text:style-name="P1"/>
      <text:p text:style-name="P1"/>
      <text:p text:style-name="P1"/>
      <text:p text:style-name="P1"><text:soft-page-break/></text:p>
      <text:list xml:id="list612668463" text:continue-numbering="true" text:style-name="WWNum1">
        <text:list-item>
          <text:h text:style-name="P8" text:outline-level="1">Communication to the server</text:h>
        </text:list-item>
      </text:list>
      <text:p text:style-name="Text_20_body">Server is an http server. Phone communicates with server using http protocol. All data which is send or received from server is defined in XML format.</text:p>
      <text:list xml:id="list403900185" text:continue-numbering="true" text:style-name="WWNum1">
        <text:list-item>
          <text:h text:style-name="P8" text:outline-level="1">Main modules</text:h>
        </text:list-item>
      </text:list>
      <text:p text:style-name="P1">Main modules and their communication relationships are described in picture 3.</text:p>
      <text:p text:style-name="P1"/>
      <text:p text:style-name="P1"><draw:frame draw:style-name="fr1" draw:name="Frame3" text:anchor-type="paragraph" svg:x="0.7154in" svg:y="-0.1626in" svg:width="5.1063in" draw:z-index="5"><draw:text-box fo:min-height="3.3457in"><text:p text:style-name="P3"><draw:g text:anchor-type="paragraph" draw:z-index="6" draw:style-name="gr17"><draw:custom-shape draw:style-name="gr21" svg:width="5.1043in" svg:height="3.1043in" svg:x="0.0016in" svg:y="0in"><text:p/><draw:enhanced-geometry svg:viewBox="0 0 21600 21600" draw:type="rectangle" draw:enhanced-path="M 0 0 L 21600 0 21600 21600 0 21600 0 0 Z N"/></draw:custom-shape><draw:line draw:style-name="gr22" draw:text-style-name="P9" svg:x1="3.8492in" svg:y1="1.8752in" svg:x2="3.8492in" svg:y2="2.276in"><text:p/></draw:line><draw:line draw:style-name="gr23" draw:text-style-name="P9" svg:x1="1.4846in" svg:y1="2.276in" svg:x2="1.4846in" svg:y2="1.3752in"><text:p/></draw:line><draw:line draw:style-name="gr22" draw:text-style-name="P9" svg:x1="1.9591in" svg:y1="0.5327in" svg:x2="3.1783in" svg:y2="1.3425in"><text:p/></draw:line><draw:line draw:style-name="gr22" draw:text-style-name="P9" svg:x1="1.9591in" svg:y1="0.6783in" svg:x2="3.261in" svg:y2="2.2756in"><text:p/></draw:line><draw:line draw:style-name="gr22" draw:text-style-name="P9" svg:x1="3.8492in" svg:y1="1.3421in" svg:x2="3.8492in" svg:y2="0.8346in"><text:p/></draw:line><draw:custom-shape draw:style-name="gr24" svg:width="0.9169in" svg:height="0.5331in" svg:x="1.0417in" svg:y="2.2756in"><text:p>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 svg:width="1.5421in" svg:height="0.5331in" svg:x="0.4169in" svg:y="0.8528in"><text:p>communicato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 svg:width="1.3858in" svg:height="0.5331in" svg:x="3.178in" svg:y="2.2756in"><text:p>XML handl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 svg:width="1.3858in" svg:height="0.5331in" svg:x="3.178in" svg:y="1.3425in"><text:p>measur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 svg:width="1.3858in" svg:height="0.5331in" svg:x="3.178in" svg:y="0.302in"><text:p>accelerome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 svg:width="0.9169in" svg:height="0.5331in" svg:x="1.0417in" svg:y="0.3134in"><text:p>U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5" draw:text-style-name="P9" svg:x1="1.9591in" svg:y1="0.4701in" svg:x2="3.1783in" svg:y2="0.4701in"><text:p/></draw:line></draw:g>Picture 3: Main module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 svg:font-family="Calibri" style:font-family-generic="roman" style:font-pitch="variable"/>
    <style:font-face style:name="Cambria" svg:font-family="Cambria"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10 30h20z"/>
    <draw:marker draw:name="Arrowheads_20_2" draw:display-name="Arrowheads 2" svg:viewBox="0 0 1013 1130" svg:d="m1009 1050-449-1008-22-30-29-12-34 12-21 26-449 1012-5 13v8l5 21 12 21 17 13 21 4h903l21-4 21-13 9-21 4-21v-8z"/>
    <draw:marker draw:name="Arrowheads_20_3" draw:display-name="Arrowheads 3" svg:viewBox="0 0 1131 902" svg:d="m564 0-564 902h1131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i" fo:country="FI"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fi" fo:country="FI"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0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list-style-name="" style:class="text">
      <style:paragraph-properties fo:margin-top="0.3335in" fo:margin-bottom="0in" fo:line-height="150%" fo:keep-with-next="always"/>
      <style:text-properties fo:color="#365f91" style:font-name="Cambria" fo:font-size="14pt" fo:font-weight="bold" style:font-size-asian="14pt" style:font-weight-asian="bold" style:font-size-complex="14pt" style:font-weight-complex="bold"/>
    </style:style>
    <style:style style:name="Balloon_20_Text" style:display-name="Balloon Text" style:family="paragraph" style:parent-style-name="Standard"/>
    <style:style style:name="List_20_Paragraph" style:display-name="List Paragraph" style:family="paragraph" style:parent-style-name="Standard"/>
    <style:style style:name="caption" style:family="paragraph" style:parent-style-name="Standard"/>
    <style:style style:name="Header" style:family="paragraph" style:parent-style-name="Standard" style:default-outline-level="" style:class="extra">
      <style:paragraph-properties fo:margin-top="0in" fo:margin-bottom="0in" fo:line-height="100%"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style style:name="Default_20_Paragraph_20_Font" style:display-name="Default Paragraph Font" style:family="text"/>
    <style:style style:name="Seliteteksti_20_Char" style:display-name="Seliteteksti Char" style:family="text" style:parent-style-name="Default_20_Paragraph_20_Font"/>
    <style:style style:name="Otsikko_20_1_20_Char" style:display-name="Otsikko 1 Char" style:family="text" style:parent-style-name="Default_20_Paragraph_20_Font"/>
    <style:style style:name="Ylätunniste_20_Char" style:display-name="Ylätunniste Char" style:family="text" style:parent-style-name="Default_20_Paragraph_20_Font"/>
    <style:style style:name="Alatunniste_20_Char" style:display-name="Alatunniste Char" style:family="text" style:parent-style-name="Default_20_Paragraph_20_Fon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9839in" fo:margin-bottom="0.9839in" fo:margin-left="0.7874in" fo:margin-right="0.7874in" style:writing-mode="lr-tb" style:layout-grid-color="#c0c0c0" style:layout-grid-lines="24701"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SK-Aikuisopisto</meta:initial-creator>
    <dc:creator>oppilas </dc:creator>
    <meta:editing-cycles>57</meta:editing-cycles>
    <meta:creation-date>2010-02-18T06:34:00</meta:creation-date>
    <dc:date>2010-03-04T14:31:01</dc:date>
    <meta:editing-duration>PT01H55M58S</meta:editing-duration>
    <meta:generator>OpenOffice.org/3.1$Linux OpenOffice.org_project/310m19$Build-9420</meta:generator>
    <meta:document-statistic meta:table-count="0" meta:image-count="0" meta:object-count="0" meta:page-count="2" meta:paragraph-count="11" meta:word-count="177" meta:character-count="1063"/>
    <meta:template xlink:type="simple" xlink:actuate="onRequest" xlink:title="Normal.dotm" xlink:href=""/>
  </office:meta>
</office:document-meta>
</file>